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12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4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4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8" style:family="graphic" style:parent-style-name="standard">
      <style:graphic-properties draw:stroke="solid" draw:stroke-dash="Line_20_Style_20_9" svg:stroke-color="#000000" draw:fill="none" draw:textarea-horizontal-align="justify" draw:textarea-vertical-align="middle" draw:auto-grow-height="false" fo:min-height="10.55cm" fo:min-width="6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5.5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2cm" svg:x="1.8cm" svg:y="3.4cm">
          <text:p text:style-name="P2"><text:span text:style-name="T1">BASE_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5.2cm">
          <text:p text:style-name="P2"><text:span text:style-name="T1">CSV_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6.8cm">
          <text:p text:style-name="P2"><text:span text:style-name="T1">RAN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8.5cm">
          <text:p text:style-name="P2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1cm" svg:height="12.8cm" svg:x="6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3.1cm">
          <text:p text:style-name="P2"><text:span text:style-name="T1">COMMON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10.2cm">
          <text:p text:style-name="P2"><text:span text:style-name="T1">STR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4.8cm">
          <text:p text:style-name="P2"><text:span text:style-name="T1">THE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8.4cm">
          <text:p text:style-name="P2"><text:span text:style-name="T1">THE_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10.6cm">
          <text:p text:style-name="P2"><text:span text:style-name="T1">THE_E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7.3cm">
          <text:p text:style-name="P2"><text:span text:style-name="T1">THE_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4cm">
          <text:p text:style-name="P2"><text:span text:style-name="T1">THE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1.9cm">
          <text:p text:style-name="P2"><text:span text:style-name="T1">THE_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0.2cm">
          <text:p text:style-name="P2"><text:span text:style-name="T1">THE_NEUROB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02cm" svg:height="0.962cm" svg:x="1.7cm" svg:y="1.338cm">
          <draw:text-box>
            <text:p><text:span text:style-name="T2">HEDTOOLS</text:span></text:p>
          </draw:text-box>
        </draw:frame>
        <draw:custom-shape draw:style-name="gr8" draw:text-style-name="P1" draw:layer="layout" svg:width="6.6cm" svg:height="10.8cm" svg:x="7.3cm" svg:y="2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146cm" svg:height="0.962cm" svg:x="10.4cm" svg:y="1.5cm">
          <draw:text-box>
            <text:p><text:span text:style-name="T2">The AHA Model</text:span></text:p>
          </draw:text-box>
        </draw:frame>
        <draw:frame draw:style-name="gr10" draw:text-style-name="P5" draw:layer="layout" svg:width="3.355cm" svg:height="0.729cm" svg:x="2cm" svg:y="2.271cm">
          <draw:text-box>
            <text:p><text:span text:style-name="T3">(Modelling tools)</text:span></text:p>
          </draw:text-box>
        </draw:frame>
        <draw:frame draw:style-name="gr11" draw:text-style-name="P5" draw:layer="layout" svg:width="6.043cm" svg:height="0.692cm" draw:transform="rotate (1.5707963267949) translate (13.1cm 10.9cm)">
          <draw:text-box>
            <text:p><text:span text:style-name="T3">(Implement the individual agent)</text:span></text:p>
          </draw:text-box>
        </draw:frame>
        <draw:custom-shape draw:style-name="gr3" draw:text-style-name="P3" draw:layer="layout" svg:width="4cm" svg:height="1.1cm" svg:x="1.8cm" svg:y="12cm">
          <text:p text:style-name="P2"><text:span text:style-name="T1">IEEE Ma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6.6cm">
          <text:p text:style-name="P2"><text:span text:style-name="T1">THE_HORMON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6-30T10:25:47.021042311</meta:creation-date>
    <dc:date>2016-08-11T08:29:12.772875093</dc:date>
    <dc:creator>Sergey Budaev</dc:creator>
    <meta:editing-duration>PT18M19S</meta:editing-duration>
    <meta:editing-cycles>12</meta:editing-cycles>
    <meta:generator>LibreOffice/5.0.5.2$Linux_X86_64 LibreOffice_project/55b006a02d247b5f7215fc6ea0fde844b30035b3</meta:generator>
    <meta:document-statistic meta:object-count="22"/>
  </office:meta>
</office:document-meta>
</file>